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adornments="Regular" style:font-pitch="variable" style:font-charset="x-symbol"/>
    <style:font-face style:name="Mangal1" svg:font-family="Mangal"/>
    <style:font-face style:name="arial" svg:font-family="arial, sans-serif"/>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ANAK_20_PASAL">
      <style:text-properties officeooo:rsid="000b426d" officeooo:paragraph-rsid="000b426d"/>
    </style:style>
    <style:style style:name="P4" style:family="paragraph" style:parent-style-name="Contents_20_1">
      <style:paragraph-properties>
        <style:tab-stops>
          <style:tab-stop style:position="14cm" style:type="right" style:leader-style="dotted" style:leader-text="."/>
        </style:tab-stops>
      </style:paragraph-properties>
    </style:style>
    <style:style style:name="P5" style:family="paragraph" style:parent-style-name="Contents_20_2">
      <style:paragraph-properties>
        <style:tab-stops>
          <style:tab-stop style:position="13.501cm" style:type="right" style:leader-style="dotted" style:leader-text="."/>
        </style:tab-stops>
      </style:paragraph-properties>
    </style:style>
    <style:style style:name="P6" style:family="paragraph" style:parent-style-name="Contents_20_3">
      <style:paragraph-properties>
        <style:tab-stops>
          <style:tab-stop style:position="13.002cm" style:type="right" style:leader-style="dotted" style:leader-text="."/>
        </style:tab-stops>
      </style:paragraph-properties>
    </style:style>
    <style:style style:name="P7" style:family="paragraph" style:parent-style-name="Text_20_body">
      <style:paragraph-properties fo:text-align="center" style:justify-single-word="false"/>
      <style:text-properties officeooo:paragraph-rsid="00067f4c"/>
    </style:style>
    <style:style style:name="P8" style:family="paragraph" style:parent-style-name="Text_20_body">
      <style:paragraph-properties fo:text-align="start" style:justify-single-word="false"/>
      <style:text-properties officeooo:paragraph-rsid="0006da2d"/>
    </style:style>
    <style:style style:name="P9" style:family="paragraph" style:parent-style-name="Text_20_body">
      <style:text-properties officeooo:rsid="00098d3f" officeooo:paragraph-rsid="00098d3f"/>
    </style:style>
    <style:style style:name="P10" style:family="paragraph" style:parent-style-name="Text_20_body">
      <style:text-properties officeooo:rsid="000a0f31" officeooo:paragraph-rsid="000a0f31"/>
    </style:style>
    <style:style style:name="P11" style:family="paragraph" style:parent-style-name="ANAK_20_PASAL" style:list-style-name="ANAK_20_PASAL">
      <style:text-properties officeooo:rsid="000c91e7" officeooo:paragraph-rsid="000c91e7"/>
    </style:style>
    <style:style style:name="P12" style:family="paragraph" style:parent-style-name="Contents_20_1">
      <style:paragraph-properties>
        <style:tab-stops>
          <style:tab-stop style:position="14cm" style:type="right" style:leader-style="dotted" style:leader-text="."/>
        </style:tab-stops>
      </style:paragraph-properties>
    </style:style>
    <style:style style:name="P13" style:family="paragraph" style:parent-style-name="Contents_20_2">
      <style:paragraph-properties>
        <style:tab-stops>
          <style:tab-stop style:position="13.501cm" style:type="right" style:leader-style="dotted" style:leader-text="."/>
        </style:tab-stops>
      </style:paragraph-properties>
    </style:style>
    <style:style style:name="P14" style:family="paragraph" style:parent-style-name="Contents_20_3">
      <style:paragraph-properties>
        <style:tab-stops>
          <style:tab-stop style:position="13.002cm" style:type="right" style:leader-style="dotted" style:leader-text="."/>
        </style:tab-stops>
      </style:paragraph-properties>
    </style:style>
    <style:style style:name="P15" style:family="paragraph" style:parent-style-name="Heading_20_1">
      <style:paragraph-properties fo:text-align="center" style:justify-single-word="false"/>
      <style:text-properties officeooo:rsid="00067f4c" officeooo:paragraph-rsid="00067f4c"/>
    </style:style>
    <style:style style:name="P16" style:family="paragraph" style:parent-style-name="Heading_20_1">
      <style:paragraph-properties fo:text-align="center" style:justify-single-word="false"/>
      <style:text-properties officeooo:rsid="00067f4c" officeooo:paragraph-rsid="001911e3"/>
    </style:style>
    <style:style style:name="P17" style:family="paragraph" style:parent-style-name="Heading_20_1">
      <style:paragraph-properties fo:text-align="center" style:justify-single-word="false"/>
    </style:style>
    <style:style style:name="P18" style:family="paragraph" style:parent-style-name="Heading_20_1" style:master-page-name="angka_20_romawi">
      <style:paragraph-properties fo:text-align="center" style:justify-single-word="false" style:page-number="auto"/>
      <style:text-properties officeooo:paragraph-rsid="00067f4c"/>
    </style:style>
    <style:style style:name="P19" style:family="paragraph" style:parent-style-name="Heading_20_1">
      <style:paragraph-properties fo:text-align="center" style:justify-single-word="false" fo:break-before="page"/>
      <style:text-properties officeooo:rsid="00067f4c" officeooo:paragraph-rsid="00067f4c"/>
    </style:style>
    <style:style style:name="P20" style:family="paragraph" style:parent-style-name="Heading_20_1" style:master-page-name="First_20_Page">
      <style:paragraph-properties fo:text-align="center" style:justify-single-word="false" style:page-number="1"/>
      <style:text-properties officeooo:rsid="0006da2d" officeooo:paragraph-rsid="0006da2d"/>
    </style:style>
    <style:style style:name="P21" style:family="paragraph" style:parent-style-name="Heading_20_1" style:master-page-name="First_20_Page">
      <style:paragraph-properties fo:text-align="center" style:justify-single-word="false" style:page-number="auto"/>
      <style:text-properties officeooo:paragraph-rsid="000a0f31"/>
    </style:style>
    <style:style style:name="P22" style:family="paragraph" style:parent-style-name="Heading_20_2" style:list-style-name="SUB_20_BAB"/>
    <style:style style:name="P23" style:family="paragraph" style:parent-style-name="Heading_20_2" style:list-style-name="">
      <style:paragraph-properties fo:line-height="150%" fo:text-align="justify" style:justify-single-word="false"/>
      <style:text-properties officeooo:rsid="000a0f31" officeooo:paragraph-rsid="000a0f31"/>
    </style:style>
    <style:style style:name="P24" style:family="paragraph" style:parent-style-name="Heading_20_2" style:list-style-name="SUB_20_BAB">
      <style:text-properties officeooo:rsid="000a0f31" officeooo:paragraph-rsid="000a0f31"/>
    </style:style>
    <style:style style:name="P25" style:family="paragraph" style:parent-style-name="Heading_20_2" style:list-style-name="SUB_20_BAB">
      <style:paragraph-properties fo:break-before="page"/>
      <style:text-properties officeooo:rsid="000a0f31" officeooo:paragraph-rsid="000a0f31"/>
    </style:style>
    <style:style style:name="P26" style:family="paragraph" style:parent-style-name="Heading_20_3" style:list-style-name="SUB_20_BAB">
      <style:text-properties officeooo:paragraph-rsid="000b426d"/>
    </style:style>
    <style:style style:name="P27" style:family="paragraph" style:parent-style-name="Heading_20_3" style:list-style-name="SUB_20_BAB">
      <style:text-properties officeooo:rsid="000b426d" officeooo:paragraph-rsid="000b426d"/>
    </style:style>
    <style:style style:name="P28"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183c7" style:font-weight-asian="bold" style:font-weight-complex="bold"/>
    </style:style>
    <style:style style:name="P29"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911e3" style:font-weight-asian="bold" style:font-weight-complex="bold"/>
    </style:style>
    <style:style style:name="P30" style:family="paragraph" style:parent-style-name="Standard">
      <style:paragraph-properties fo:margin-top="0cm" fo:margin-bottom="0cm" loext:contextual-spacing="false" fo:line-height="100%" fo:text-align="justify" style:justify-single-word="false"/>
      <style:text-properties officeooo:paragraph-rsid="001183c7"/>
    </style:style>
    <style:style style:name="P31"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1e711"/>
    </style:style>
    <style:style style:name="P32" style:family="paragraph" style:parent-style-name="Standard">
      <style:paragraph-properties fo:margin-top="0cm" fo:margin-bottom="0cm" loext:contextual-spacing="false" fo:line-height="100%" fo:text-align="justify" style:justify-single-word="false"/>
      <style:text-properties officeooo:paragraph-rsid="001911e3"/>
    </style:style>
    <style:style style:name="P33"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weight="bold" officeooo:paragraph-rsid="0011e711" style:font-name-asian="Times New Roman1" style:font-weight-asian="bold" style:font-name-complex="Times New Roman1" style:font-size-complex="12pt" style:font-weight-complex="bold"/>
    </style:style>
    <style:style style:name="P34"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officeooo:paragraph-rsid="0011e711" style:font-name-asian="Times New Roman1" style:font-weight-asian="normal" style:font-name-complex="Times New Roman1" style:font-size-complex="12pt" style:font-weight-complex="normal"/>
    </style:style>
    <style:style style:name="P35" style:family="paragraph" style:parent-style-name="Standard" style:master-page-name="angka_20_romawi">
      <style:paragraph-properties fo:margin-top="0cm" fo:margin-bottom="0cm" loext:contextual-spacing="false" fo:line-height="100%" fo:text-align="justify" style:justify-single-word="false" style:page-number="auto" fo:break-before="page"/>
      <style:text-properties officeooo:paragraph-rsid="001911e3"/>
    </style:style>
    <style:style style:name="P36" style:family="paragraph" style:parent-style-name="Standard">
      <style:paragraph-properties fo:margin-left="9.208cm" fo:margin-right="0cm" fo:text-align="start" style:justify-single-word="false" fo:text-indent="0cm" style:auto-text-indent="false"/>
      <style:text-properties fo:font-weight="bold" officeooo:paragraph-rsid="00171a99" style:font-name-asian="Times New Roman1" style:font-weight-asian="bold" style:font-size-complex="12pt"/>
    </style:style>
    <style:style style:name="P37" style:family="paragraph" style:parent-style-name="Standard">
      <style:paragraph-properties fo:margin-left="9.208cm" fo:margin-right="0cm" fo:text-indent="0cm" style:auto-text-indent="false"/>
      <style:text-properties officeooo:paragraph-rsid="00171a99" style:font-name-asian="Times New Roman1" style:font-size-complex="12pt"/>
    </style:style>
    <style:style style:name="P38"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171a99" style:font-name-asian="Times New Roman1" style:font-weight-asian="bold" style:font-size-complex="12pt"/>
    </style:style>
    <style:style style:name="P39" style:family="paragraph" style:parent-style-name="Standard">
      <style:paragraph-properties fo:margin-left="9.208cm" fo:margin-right="0cm" fo:margin-top="0cm" fo:margin-bottom="0cm" loext:contextual-spacing="false" fo:text-indent="0cm" style:auto-text-indent="false"/>
      <style:text-properties officeooo:paragraph-rsid="00171a99" style:font-name-asian="Times New Roman1" style:font-size-complex="12pt"/>
    </style:style>
    <style:style style:name="P40" style:family="paragraph" style:parent-style-name="Standard">
      <style:paragraph-properties fo:margin-left="0cm" fo:margin-right="0cm" fo:margin-top="0cm" fo:margin-bottom="0.176cm" loext:contextual-spacing="false" fo:text-align="justify" style:justify-single-word="false" fo:text-indent="1.27cm" style:auto-text-indent="false"/>
      <style:text-properties officeooo:paragraph-rsid="00171a99"/>
    </style:style>
    <style:style style:name="P41" style:family="paragraph" style:parent-style-name="Standard">
      <style:paragraph-properties fo:margin-left="0cm" fo:margin-right="0.023cm" fo:text-align="justify" style:justify-single-word="false" fo:text-indent="1.27cm" style:auto-text-indent="false"/>
      <style:text-properties officeooo:paragraph-rsid="00171a99" style:font-name-asian="Times New Roman1" style:font-size-complex="12pt"/>
    </style:style>
    <style:style style:name="P42" style:family="paragraph" style:parent-style-name="Standard">
      <style:paragraph-properties fo:margin-left="0cm" fo:margin-right="0.023cm" fo:text-align="justify" style:justify-single-word="false" fo:text-indent="1.27cm" style:auto-text-indent="false"/>
      <style:text-properties officeooo:paragraph-rsid="00171a99"/>
    </style:style>
    <style:style style:name="P43"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font-name-asian="Times New Roman1" style:font-size-complex="12pt"/>
    </style:style>
    <style:style style:name="P44"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style>
    <style:style style:name="P45"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style>
    <style:style style:name="P46" style:family="paragraph" style:parent-style-name="Standard">
      <style:paragraph-properties fo:margin-left="0cm" fo:margin-right="0.023cm" fo:text-align="justify" style:justify-single-word="false" fo:text-indent="0cm" style:auto-text-indent="false"/>
      <style:text-properties officeooo:paragraph-rsid="00171a99" style:font-name-asian="Times New Roman1" style:font-size-complex="12pt"/>
    </style:style>
    <style:style style:name="P47"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171a99" style:font-name-asian="Times New Roman1" style:font-weight-asian="bold" style:font-size-complex="12pt"/>
    </style:style>
    <style:style style:name="P48" style:family="paragraph" style:parent-style-name="Text_20_body">
      <style:paragraph-properties fo:text-align="start" style:justify-single-word="false"/>
      <style:text-properties officeooo:rsid="00067f4c" officeooo:paragraph-rsid="00067f4c"/>
    </style:style>
    <style:style style:name="P49" style:family="paragraph" style:parent-style-name="Text_20_body">
      <style:paragraph-properties fo:text-align="start" style:justify-single-word="false"/>
    </style:style>
    <style:style style:name="P50" style:family="paragraph" style:parent-style-name="Text_20_body">
      <style:text-properties officeooo:rsid="000a0f31" officeooo:paragraph-rsid="000a0f31"/>
    </style:style>
    <style:style style:name="P51" style:family="paragraph" style:parent-style-name="Text_20_body">
      <style:paragraph-properties fo:text-align="justify" style:justify-single-word="false"/>
      <style:text-properties officeooo:paragraph-rsid="00067f4c"/>
    </style:style>
    <style:style style:name="P52" style:family="paragraph" style:parent-style-name="Text_20_body">
      <style:paragraph-properties fo:text-align="justify" style:justify-single-word="false"/>
      <style:text-properties officeooo:paragraph-rsid="001911e3"/>
    </style:style>
    <style:style style:name="P53" style:family="paragraph" style:parent-style-name="Text_20_body">
      <style:text-properties officeooo:rsid="00098d3f" officeooo:paragraph-rsid="00098d3f"/>
    </style:style>
    <style:style style:name="P54" style:family="paragraph" style:parent-style-name="Text_20_body">
      <style:paragraph-properties fo:margin-left="0.6cm" fo:margin-right="0cm" fo:text-align="justify" style:justify-single-word="false" fo:text-indent="0cm" style:auto-text-indent="false"/>
      <style:text-properties fo:font-weight="normal" officeooo:paragraph-rsid="001911e3" style:font-name-asian="Times New Roman1" style:font-weight-asian="normal" style:font-size-complex="12pt" style:font-weight-complex="normal"/>
    </style:style>
    <style:style style:name="P55" style:family="paragraph" style:parent-style-name="Text_20_body">
      <style:paragraph-properties fo:margin-left="0cm" fo:margin-right="0cm" fo:line-height="100%" fo:text-align="start" style:justify-single-word="false" fo:text-indent="0cm" style:auto-text-indent="false"/>
      <style:text-properties officeooo:rsid="00067f4c" officeooo:paragraph-rsid="00067f4c"/>
    </style:style>
    <style:style style:name="T1" style:family="text">
      <style:text-properties officeooo:rsid="0008c8dd"/>
    </style:style>
    <style:style style:name="T2" style:family="text">
      <style:text-properties officeooo:rsid="000b426d"/>
    </style:style>
    <style:style style:name="T3" style:family="text">
      <style:text-properties officeooo:rsid="00067f4c"/>
    </style:style>
    <style:style style:name="T4" style:family="text">
      <style:text-properties officeooo:rsid="001183c7"/>
    </style:style>
    <style:style style:name="T5" style:family="text">
      <style:text-properties fo:font-weight="bold" style:font-weight-asian="bold" style:font-weight-complex="bold"/>
    </style:style>
    <style:style style:name="T6" style:family="text">
      <style:text-properties fo:font-weight="bold" officeooo:rsid="0011e711" style:font-weight-asian="bold" style:font-weight-complex="bold"/>
    </style:style>
    <style:style style:name="T7" style:family="text">
      <style:text-properties fo:font-weight="bold" style:font-weight-asian="bold" style:font-name-complex="Times New Roman1" style:font-size-complex="12pt" style:font-weight-complex="bold"/>
    </style:style>
    <style:style style:name="T8" style:family="text">
      <style:text-properties fo:font-weight="bold" officeooo:rsid="00171a99" style:font-weight-asian="bold" style:font-name-complex="Times New Roman1" style:font-size-complex="12pt" style:font-weight-complex="bold"/>
    </style:style>
    <style:style style:name="T9" style:family="text">
      <style:text-properties fo:font-weight="bold" style:font-name-asian="Times New Roman1" style:font-weight-asian="bold" style:font-name-complex="Times New Roman1" style:font-size-complex="12pt" style:font-weight-complex="bold"/>
    </style:style>
    <style:style style:name="T10" style:family="text">
      <style:text-properties fo:font-weight="bold" officeooo:rsid="00171a99" style:font-name-asian="Times New Roman1" style:font-weight-asian="bold" style:font-name-complex="Times New Roman1" style:font-size-complex="12pt" style:font-weight-complex="bold"/>
    </style:style>
    <style:style style:name="T11" style:family="text">
      <style:text-properties fo:font-weight="bold" style:font-name-asian="Times New Roman1" style:font-weight-asian="bold" style:font-size-complex="12pt"/>
    </style:style>
    <style:style style:name="T12" style:family="text">
      <style:text-properties fo:font-weight="normal" style:font-name-asian="Times New Roman1" style:font-weight-asian="normal" style:font-name-complex="Times New Roman1" style:font-size-complex="12pt" style:font-weight-complex="normal"/>
    </style:style>
    <style:style style:name="T13" style:family="text">
      <style:text-properties fo:font-weight="normal" officeooo:rsid="00193c32" style:font-name-asian="Times New Roman1" style:font-weight-asian="normal" style:font-name-complex="Times New Roman1" style:font-size-complex="12pt" style:font-weight-complex="normal"/>
    </style:style>
    <style:style style:name="T14" style:family="text">
      <style:text-properties fo:font-weight="normal" officeooo:rsid="0011e711" style:font-name-asian="Times New Roman1" style:font-weight-asian="normal" style:font-name-complex="Times New Roman1" style:font-size-complex="12pt" style:font-weight-complex="normal"/>
    </style:style>
    <style:style style:name="T15" style:family="text">
      <style:text-properties style:font-name-asian="Times New Roman1" style:font-size-complex="12pt"/>
    </style:style>
    <style:style style:name="T16" style:family="text">
      <style:text-properties officeooo:rsid="000a08ac" style:font-name-asian="Times New Roman1" style:font-size-complex="12pt"/>
    </style:style>
    <style:style style:name="T17" style:family="text">
      <style:text-properties officeooo:rsid="00171a99" style:font-name-asian="Times New Roman1" style:font-size-complex="12pt"/>
    </style:style>
    <style:style style:name="T18" style:family="text">
      <style:text-properties style:font-size-complex="12pt"/>
    </style:style>
    <style:style style:name="T19" style:family="text">
      <style:text-properties officeooo:rsid="0014dc8b" style:font-size-complex="12pt"/>
    </style:style>
    <style:style style:name="T20" style:family="text">
      <style:text-properties style:font-name-complex="Times New Roman1" style:font-size-complex="12pt"/>
    </style:style>
    <style:style style:name="T21" style:family="text">
      <style:text-properties officeooo:rsid="00160d37"/>
    </style:style>
    <style:style style:name="T22" style:family="text">
      <style:text-properties officeooo:rsid="00171a9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bookmark-start text:name="__RefHeading___Toc639_4036662199"/><text:span text:style-name="T3">KATA PENGANTAR</text:span><text:bookmark-end text:name="__RefHeading___Toc639_4036662199"/></text:h>
      <text:p text:style-name="P40"><text:span text:style-name="T15">Puji dan syukur penulis panjatkan Kehadirat Allah </text:span><text:span text:style-name="ilfuvd">Subhanahu wa Ta'ala</text:span><text:span text:style-name="T15"> yang telah memberikan rahmat dan karunia-Nya kepada penulis, shalawat serta salam semoga tercurah kepada Nabi Muhammad </text:span><text:span text:style-name="ilfuvd">Shallallahu 'alaihi wasallam</text:span><text:span text:style-name="T15">, serta kepada semua pihak yang telah turut seerta membantu dalam penyusunan </text:span><text:span text:style-name="T17">Proposal Skripsi</text:span><text:span text:style-name="T15"> dengan judul </text:span><text:span text:style-name="T11">“</text:span><text:span text:style-name="T8">Rancang Bangun Aplikasi Monitoring Anak Di Pondok Pesantren Tafriijul Ahkam Cikiray Berbasis Android</text:span><text:span text:style-name="T11">”</text:span></text:p>
      <text:p text:style-name="P42"><text:span text:style-name="T15">Mengingat akan keterbatasan dan kemampuan, penulis sadar bahwa penulisan </text:span><text:span text:style-name="T17">Proposal Skripsi</text:span><text:span text:style-name="T15"> ini masih jauh dari kesempurnaan, oleh karena itu penulis sangat mengharapkan adanya kritik dan saran yang bersifat membangun dan sebagai bahan pertimbangan penulis di masa mendatang.</text:span></text:p>
      <text:p text:style-name="P41">Pada kesempatan ini, penulis mengucapkan terima kasih yang sebesar-besarnya kepada seluruh pihak yang telah memberikan bimbingan dalam penyelesaian laporan PKN ini terutama kepada :</text:p>
      <text:list xml:id="list3591601017" text:style-name="WWNum1">
        <text:list-item>
          <text:p text:style-name="P43">Bapak Dr. Sudaryono, S.P., S.Pd., M.Pd, selaku Rektor Universitas Banten Jaya.</text:p>
        </text:list-item>
        <text:list-item>
          <text:p text:style-name="P44"><text:span text:style-name="T15">Bapak </text:span><text:span text:style-name="T18">Ed</text:span><text:span text:style-name="T19">y</text:span><text:span text:style-name="T18"> Ra</text:span><text:span text:style-name="T19">k</text:span><text:span text:style-name="T18">hmat, S.Kom, M.Kom</text:span><text:span text:style-name="T15">, selaku Dekan Fakultas Ilmu Komputer.</text:span></text:p>
        </text:list-item>
        <text:list-item>
          <text:p text:style-name="P44"><text:span text:style-name="T15">Bapak </text:span><text:span text:style-name="T20">Rizki Fatullah, S.Kom, M.TI</text:span><text:span text:style-name="T15">, selaku </text:span><text:span text:style-name="T20">Kepala Program Studi Teknik Informatika Fakultas Ilmu Komputer Universitas Banten Jaya.</text:span></text:p>
        </text:list-item>
        <text:list-item>
          <text:p text:style-name="P43">Seluruh Dosen dan Staff Universitas Banten Jaya Serang.</text:p>
        </text:list-item>
        <text:list-item>
          <text:p text:style-name="P44"><text:span text:style-name="T15">Bapak Ipiyanto,S</text:span><text:span text:style-name="T16">H</text:span><text:span text:style-name="T15">,M</text:span><text:span text:style-name="T16">H</text:span><text:span text:style-name="T15"> <text:s/>selaku </text:span><text:span text:style-name="T16">Kepala Dinas</text:span><text:span text:style-name="T15">.</text:span></text:p>
        </text:list-item>
        <text:list-item>
          <text:p text:style-name="P44"><text:span text:style-name="T21">Bapak Edy Nasri, S.Kom, M.Kom</text:span> selaku <text:span text:style-name="T21">Dosen</text:span> pembimbing <text:span text:style-name="T21">praktek kerja nyata</text:span>.</text:p>
        </text:list-item>
        <text:list-item>
          <text:p text:style-name="P44"><text:span text:style-name="T15">Ibu Lidia Fuji Astuti,S</text:span><text:span text:style-name="T16">E</text:span><text:span text:style-name="T15">.M</text:span><text:span text:style-name="T16">M</text:span><text:span text:style-name="T15"> selaku pembimbing Dinas Lingkungan Hidup Kota Serang.</text:span></text:p>
        </text:list-item>
        <text:list-item>
          <text:p text:style-name="P43">Terima kasih kepada teman-teman yang terus menerus memberikan motivasi untuk menyelesaikan laporan ini</text:p>
        </text:list-item>
        <text:list-item>
          <text:p text:style-name="P45"><text:span text:style-name="T15">Serta kepada seluruh pihak yang tidak dapat disebutkan satu persatu, terima kasih atas bantuannya, semoga Allah </text:span><text:span text:style-name="ilfuvd">Subhanahu wa Ta'ala</text:span><text:span text:style-name="T15"> membalas kebaikan semua.</text:span></text:p>
        </text:list-item>
      </text:list>
      <text:p text:style-name="P46">Akhir kata penulis mengharapkan laporan PKN ini dapat memberi manfaat khususnya bagi penulis sendiri, umumnya bagi para pembaca terutama Mahasiswa/i Universitas Banten Jaya, penulis mengucapkan terima kasih yang sebesar-besarnya kepada semua pihak yang telah membantu.</text:p>
      <text:p text:style-name="P39">Serang, 12 Mei 2019</text:p>
      <text:p text:style-name="P37">Penulis</text:p>
      <text:p text:style-name="P38"/>
      <text:p text:style-name="P47">MA’MUN AMRI</text:p>
      <text:p text:style-name="P36">NPM: 1101161096</text:p>
      <text:p text:style-name="P35"><text:span text:style-name="T5">MAMUN AMRI “</text:span><text:span text:style-name="T6">Rancang Bangun Aplikasi Monitoring Anak Di Pondok Pesantren Tafriijul Ahkam Cikiray Berbasis Android</text:span><text:span text:style-name="T5">”</text:span> Jurusan / Program Studi Teknik Informatika, Jenjang Pendidikan / Strata 1 (S1). <text:span text:style-name="T4">Proposal Skripsi</text:span>, <text:span text:style-name="T4">16</text:span> <text:span text:style-name="T4">Desember</text:span> 2019.</text:p>
      <table:table table:name="Table1" table:style-name="Table1">
        <table:table-column table:style-name="Table1.A"/>
        <table:table-row table:style-name="Table1.1">
          <table:table-cell table:style-name="Table1.A1" office:value-type="string">
            <text:p text:style-name="P32">ix + <text:s/>26 Halaman, 10 Gambar, 3 Lampiran, 2 Simbol </text:p>
          </table:table-cell>
        </table:table-row>
      </table:table>
      <text:p text:style-name="P29"/>
      <text:h text:style-name="P16" text:outline-level="1"><text:bookmark-start text:name="__RefHeading___Toc635_4036662199"/>ABSTRAK<text:bookmark-end text:name="__RefHeading___Toc635_4036662199"/></text:h>
      <text:p text:style-name="P52">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52">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orang tua dalam memperoleh informasi anak selama mondok sehingga orang tua dapat memperoleh data santri lebih detail.</text:p>
      <text:p text:style-name="P52"/>
      <text:p text:style-name="P54">Kata Kunci: Monitoring Aktivitas Anak, Android, Pesantren</text:p>
      <text:h text:style-name="P19" text:outline-level="1"><text:bookmark-start text:name="__RefHeading___Toc641_4036662199"/>DAFTAR ISI<text:bookmark-end text:name="__RefHeading___Toc641_4036662199"/></text:h>
      <text:p text:style-name="P7"/>
      <text:p text:style-name="P55">HALAMAN JUDUL</text:p>
      <text:p text:style-name="P55">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635_4036662199" text:style-name="Index_20_Link" text:visited-style-name="Index_20_Link">ABSTRAK<text:tab/>i</text:a></text:p>
          <text:p text:style-name="P12"><text:a xlink:type="simple" xlink:href="#__RefHeading___Toc639_4036662199" text:style-name="Index_20_Link" text:visited-style-name="Index_20_Link">KATA PENGANTAR<text:tab/>ii</text:a></text:p>
          <text:p text:style-name="P12"><text:a xlink:type="simple" xlink:href="#__RefHeading___Toc641_4036662199" text:style-name="Index_20_Link" text:visited-style-name="Index_20_Link">DAFTAR ISI<text:tab/>iii</text:a></text:p>
          <text:p text:style-name="P12"><text:a xlink:type="simple" xlink:href="#__RefHeading___Toc747_4036662199" text:style-name="Index_20_Link" text:visited-style-name="Index_20_Link">DAFTAR SIMBOL<text:tab/>iv</text:a></text:p>
          <text:p text:style-name="P12"><text:a xlink:type="simple" xlink:href="#__RefHeading___Toc749_4036662199" text:style-name="Index_20_Link" text:visited-style-name="Index_20_Link">DAFTAR GAMBAR<text:tab/>v</text:a></text:p>
          <text:p text:style-name="P12"><text:a xlink:type="simple" xlink:href="#__RefHeading___Toc761_4036662199" text:style-name="Index_20_Link" text:visited-style-name="Index_20_Link">BAB I PENDAHULUAN<text:tab/>1</text:a></text:p>
          <text:p text:style-name="P13"><text:a xlink:type="simple" xlink:href="#__RefHeading___Toc763_4036662199" text:style-name="Index_20_Link" text:visited-style-name="Index_20_Link">A. Latar belakang masalah<text:tab/>1</text:a></text:p>
          <text:p text:style-name="P13"><text:a xlink:type="simple" xlink:href="#__RefHeading___Toc821_4036662199" text:style-name="Index_20_Link" text:visited-style-name="Index_20_Link">B. identifikasi masalah<text:tab/>3</text:a></text:p>
          <text:p text:style-name="P13"><text:a xlink:type="simple" xlink:href="#__RefHeading___Toc823_4036662199" text:style-name="Index_20_Link" text:visited-style-name="Index_20_Link">C. pembatasan masalah<text:tab/>4</text:a></text:p>
          <text:p text:style-name="P13"><text:a xlink:type="simple" xlink:href="#__RefHeading___Toc825_4036662199" text:style-name="Index_20_Link" text:visited-style-name="Index_20_Link">D. perumusan masalah<text:tab/>5</text:a></text:p>
          <text:p text:style-name="P13"><text:a xlink:type="simple" xlink:href="#__RefHeading___Toc827_4036662199" text:style-name="Index_20_Link" text:visited-style-name="Index_20_Link">E. tujuan dan manfaat penelitian<text:tab/>6</text:a></text:p>
          <text:p text:style-name="P13"><text:a xlink:type="simple" xlink:href="#__RefHeading___Toc829_4036662199" text:style-name="Index_20_Link" text:visited-style-name="Index_20_Link">F. sistematika penulisan<text:tab/>7</text:a></text:p>
          <text:p text:style-name="P12"><text:a xlink:type="simple" xlink:href="#__RefHeading___Toc831_4036662199" text:style-name="Index_20_Link" text:visited-style-name="Index_20_Link">BAB II TINJAUAN PUSTAKA<text:tab/>8</text:a></text:p>
          <text:p text:style-name="P13"><text:a xlink:type="simple" xlink:href="#__RefHeading___Toc833_4036662199" text:style-name="Index_20_Link" text:visited-style-name="Index_20_Link">A. Landasan teori<text:tab/>8</text:a></text:p>
          <text:p text:style-name="P13"><text:a xlink:type="simple" xlink:href="#__RefHeading___Toc835_4036662199" text:style-name="Index_20_Link" text:visited-style-name="Index_20_Link">B. penelitian sebelumnya<text:tab/>8</text:a></text:p>
          <text:p text:style-name="P12"><text:a xlink:type="simple" xlink:href="#__RefHeading___Toc837_4036662199" text:style-name="Index_20_Link" text:visited-style-name="Index_20_Link">BAB III METODOLOGI PENELITIAN<text:tab/>9</text:a></text:p>
          <text:p text:style-name="P13"><text:a xlink:type="simple" xlink:href="#__RefHeading___Toc839_4036662199" text:style-name="Index_20_Link" text:visited-style-name="Index_20_Link">A. Metodologi pengembangan sistem<text:tab/>9</text:a></text:p>
          <text:p text:style-name="P13"><text:a xlink:type="simple" xlink:href="#__RefHeading___Toc841_4036662199" text:style-name="Index_20_Link" text:visited-style-name="Index_20_Link">B. perancangan sistem<text:tab/>9</text:a></text:p>
          <text:p text:style-name="P14"><text:a xlink:type="simple" xlink:href="#__RefHeading___Toc843_4036662199" text:style-name="Index_20_Link" text:visited-style-name="Index_20_Link">B.1. Pemodelan<text:tab/>9</text:a></text:p>
          <text:p text:style-name="P14"><text:a xlink:type="simple" xlink:href="#__RefHeading___Toc845_4036662199" text:style-name="Index_20_Link" text:visited-style-name="Index_20_Link">B.2. perancangan sistem<text:tab/>9</text:a></text:p>
        </text:index-body>
      </text:table-of-content>
      <text:p text:style-name="P48"/>
      <text:h text:style-name="P20" text:outline-level="1"><text:bookmark-start text:name="__RefHeading___Toc761_4036662199"/>BAB I PENDAHULUAN<text:bookmark-end text:name="__RefHeading___Toc761_4036662199"/></text:h>
      <text:p text:style-name="P8"/>
      <text:list xml:id="list1333249139" text:style-name="SUB_20_BAB">
        <text:list-item>
          <text:list>
            <text:list-item>
              <text:h text:style-name="P22" text:outline-level="2"><text:bookmark-start text:name="__RefHeading___Toc763_4036662199"/>L<text:span text:style-name="T1">atar belakang masalah</text:span><text:bookmark-end text:name="__RefHeading___Toc763_4036662199"/></text:h>
            </text:list-item>
          </text:list>
        </text:list-item>
      </text:list>
      <text:p text:style-name="P9">Pesantren merupakan lembaga pendidikan, yang menampung peserta didik dan dibina agar memiliki kemampuan, kecerdasan, dan keterampilan sehingga tercapainya tujuan pendidikan. Pesantren Modern Tafriijul Ahkam Cikiray adalah institusi pendidikan agama berbasiskan pondok maupun non-pondok yang mengatur segala hal yang berkaitan dengan penyelenggaraan pendidikan keagamaan. Sebagai institusi pendidikan Islam, yang telah melahirkan ribuan alumni yang berakhlakul karimah dan berwawasan luas, pihak pesantren menginginkan sebuah sistem yang dapat memberikan informasi segala aktivitas santri selama mondok sehingga dapat menambah kepercayaan orang tua untuk menempatkan anakanya dalam Pesantren. Pesantren Modern Tafriijul Ahkam Cikiray didirikan tahun 2003. Merupakan salah satu pesantren yang ada di Kabupaten Lebak berlokasi di jln. Dg Ramang No.102, Kelurahan Sudiang Raya, Kecamatan Biringkanaya, Kabupaten Lebak bertujuan untuk menciptakan ulama yang berpengetahuan luas, mandiri dan menguasai teknologi sesuai dengan tuntutan kemajuan dan perkembangan zaman. Pesantren ini menaungi tiga Madrasah/Sekolah yaitu Madrasah Ibtidaiyah, Sekolah Menengah Pertama, dan Madrasah Aliyah. Adapun Visi dan Misi Pesantren Modern Tafriijul Ahkam Cikiray yaitu mempersiapkan dan mengantarkan santri yang unggul dalam prestasi, beriman dan berakhlak mulia dan menerapkan manajemen partisipatif dengan melibatkan seluruh warga sekolah. </text:p>
      <text:p text:style-name="P9">Pada era globalisasi saat ini, sistem informasi dan teknologi komputer berkembang sangat pesat sejalan dengan besarnya kebutuhan terhadap informasi. Perkembangan teknologi informasi tidak lepas dari pesatnya perkembangan teknologi komputer, karena komputer merupakan media yang dapat memberikan kemudahan bagi manusia dalam menyelesaikan suatu pekerjaan. Teknologi informasi adalah salah satu contoh produk teknologi yang berkembang pesat yang dapat membantu manusia dalam mengolah data serta menyajikan sebuah informasi yang berkualitas. Untuk menyediakan informasi tersebut, diperlukan suatu alat bantu atau media untuk mengolah beraneka ragam data agar dapat disajikan menjadi sebuah informasi yang bermanfaat. Perkembangan ilmu pengetahuan dan teknologi informasi yang memudahkan manusia dalam melakukan berbagai aktifitas. Contoh pesatnya <text:soft-page-break/>perkembangan teknologi informasi adalah perkembangan dari teknologi mobile yang memberikan dampak besar khususnya pengguna device tersebut. Pada awalnya</text:p>
      <text:h text:style-name="P23" text:outline-level="2"/>
      <text:list xml:id="list213919552915834" text:continue-numbering="true" text:style-name="SUB_20_BAB">
        <text:list-item>
          <text:list>
            <text:list-item>
              <text:h text:style-name="P25" text:outline-level="2"><text:bookmark-start text:name="__RefHeading___Toc821_4036662199"/>identifikasi masalah<text:bookmark-end text:name="__RefHeading___Toc821_4036662199"/></text:h>
            </text:list-item>
          </text:list>
        </text:list-item>
      </text:list>
      <text:p text:style-name="P9">Isi tujuan dan maanfaat</text:p>
      <text:h text:style-name="P23" text:outline-level="2"/>
      <text:list xml:id="list213920254595621" text:continue-numbering="true" text:style-name="SUB_20_BAB">
        <text:list-item>
          <text:list>
            <text:list-item>
              <text:h text:style-name="P25" text:outline-level="2"><text:bookmark-start text:name="__RefHeading___Toc823_4036662199"/>pembatasan masalah<text:bookmark-end text:name="__RefHeading___Toc823_4036662199"/></text:h>
            </text:list-item>
          </text:list>
        </text:list-item>
      </text:list>
      <text:p text:style-name="P9">Waktu dan tempat</text:p>
      <text:h text:style-name="P23" text:outline-level="2"/>
      <text:list xml:id="list213920373074801" text:continue-numbering="true" text:style-name="SUB_20_BAB">
        <text:list-item>
          <text:list>
            <text:list-item>
              <text:h text:style-name="P25" text:outline-level="2"><text:bookmark-start text:name="__RefHeading___Toc825_4036662199"/>perumusan masalah<text:bookmark-end text:name="__RefHeading___Toc825_4036662199"/></text:h>
            </text:list-item>
          </text:list>
        </text:list-item>
      </text:list>
      <text:p text:style-name="P10">Perumusan masalah</text:p>
      <text:h text:style-name="P23" text:outline-level="2"/>
      <text:list xml:id="list213920318882207" text:continue-numbering="true" text:style-name="SUB_20_BAB">
        <text:list-item>
          <text:list>
            <text:list-item>
              <text:h text:style-name="P25" text:outline-level="2"><text:bookmark-start text:name="__RefHeading___Toc827_4036662199"/>tujuan dan manfaat penelitian<text:bookmark-end text:name="__RefHeading___Toc827_4036662199"/></text:h>
            </text:list-item>
          </text:list>
        </text:list-item>
      </text:list>
      <text:p text:style-name="P10">Tujuan dan manfaat penelitian</text:p>
      <text:h text:style-name="P23" text:outline-level="2"/>
      <text:list xml:id="list213921118259186" text:continue-numbering="true" text:style-name="SUB_20_BAB">
        <text:list-item>
          <text:list>
            <text:list-item>
              <text:h text:style-name="P25" text:outline-level="2"><text:bookmark-start text:name="__RefHeading___Toc829_4036662199"/>sistematika penulisan<text:bookmark-end text:name="__RefHeading___Toc829_4036662199"/></text:h>
            </text:list-item>
          </text:list>
        </text:list-item>
      </text:list>
      <text:p text:style-name="P10">Penulisan</text:p>
      <text:p text:style-name="P10"/>
      <text:h text:style-name="P21" text:outline-level="1"><text:bookmark-start text:name="__RefHeading___Toc831_4036662199"/>BAB II TINJAUAN PUSTAKA<text:bookmark-end text:name="__RefHeading___Toc831_4036662199"/></text:h>
      <text:list xml:id="list213919942176636" text:continue-list="list213921118259186" text:style-name="SUB_20_BAB">
        <text:list-item>
          <text:list>
            <text:list-item text:start-value="1">
              <text:h text:style-name="P24" text:outline-level="2" text:restart-numbering="true" text:start-value="-1"><text:bookmark-start text:name="__RefHeading___Toc833_4036662199"/>Landasan teori<text:bookmark-end text:name="__RefHeading___Toc833_4036662199"/></text:h>
            </text:list-item>
          </text:list>
        </text:list-item>
      </text:list>
      <text:p text:style-name="P10">Landasan teori</text:p>
      <text:list xml:id="list213921401931754" text:continue-numbering="true" text:style-name="SUB_20_BAB">
        <text:list-item>
          <text:list>
            <text:list-item>
              <text:h text:style-name="P24" text:outline-level="2"><text:bookmark-start text:name="__RefHeading___Toc835_4036662199"/>penelitian sebelumnya<text:bookmark-end text:name="__RefHeading___Toc835_4036662199"/></text:h>
            </text:list-item>
          </text:list>
        </text:list-item>
      </text:list>
      <text:p text:style-name="P10">Penelitian sebelumnya</text:p>
      <text:p text:style-name="P10"/>
      <text:h text:style-name="P21" text:outline-level="1"><text:bookmark-start text:name="__RefHeading___Toc837_4036662199"/>BAB III METODOLOGI PENELITIAN<text:bookmark-end text:name="__RefHeading___Toc837_4036662199"/></text:h>
      <text:list xml:id="list213919464148334" text:continue-list="list213921401931754" text:style-name="SUB_20_BAB">
        <text:list-item>
          <text:list>
            <text:list-item text:start-value="1">
              <text:h text:style-name="P24" text:outline-level="2" text:restart-numbering="true" text:start-value="-1"><text:bookmark-start text:name="__RefHeading___Toc839_4036662199"/>Metodologi pengembangan sistem<text:bookmark-end text:name="__RefHeading___Toc839_4036662199"/></text:h>
            </text:list-item>
          </text:list>
        </text:list-item>
      </text:list>
      <text:p text:style-name="P10">Pengembangan sistem</text:p>
      <text:list xml:id="list213919455382879" text:continue-numbering="true" text:style-name="SUB_20_BAB">
        <text:list-item>
          <text:list>
            <text:list-item>
              <text:h text:style-name="P24" text:outline-level="2"><text:bookmark-start text:name="__RefHeading___Toc841_4036662199"/>perancangan sistem<text:bookmark-end text:name="__RefHeading___Toc841_4036662199"/></text:h>
              <text:list>
                <text:list-item>
                  <text:h text:style-name="P26" text:outline-level="3"><text:bookmark-start text:name="__RefHeading___Toc843_4036662199"/><text:span text:style-name="T2">Pemodelan</text:span><text:bookmark-end text:name="__RefHeading___Toc843_4036662199"/></text:h>
                </text:list-item>
              </text:list>
            </text:list-item>
          </text:list>
        </text:list-item>
      </text:list>
      <text:p text:style-name="P3">Pemodelan</text:p>
      <text:list xml:id="list213921390156985" text:continue-numbering="true" text:style-name="SUB_20_BAB">
        <text:list-item>
          <text:list>
            <text:list-item>
              <text:list>
                <text:list-item>
                  <text:h text:style-name="P27" text:outline-level="3"><text:bookmark-start text:name="__RefHeading___Toc845_4036662199"/>perancangan sistem <text:bookmark-end text:name="__RefHeading___Toc845_4036662199"/></text:h>
                </text:list-item>
              </text:list>
            </text:list-item>
          </text:list>
        </text:list-item>
      </text:list>
      <text:list xml:id="list2501279936" text:style-name="ANAK_20_PASAL">
        <text:list-item>
          <text:p text:style-name="P11">Prototype</text:p>
        </text:list-item>
        <text:list-item>
          <text:p text:style-name="P11">Layout Program</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adornments="Regular" style:font-pitch="variable" style:font-charset="x-symbol"/>
    <style:font-face style:name="Mangal1" svg:font-family="Mangal"/>
    <style:font-face style:name="arial" svg:font-family="arial, sans-serif"/>
    <style:font-face style:name="Times New Roman" svg:font-family="'Times New Roman'" style:font-family-generic="roman"/>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6cm" fo:margin-right="0cm" fo:margin-top="0cm" fo:margin-bottom="0.247cm" loext:contextual-spacing="false" fo:line-height="115%" fo:text-align="justify" style:justify-single-word="false" fo:text-indent="1.499cm" style:auto-text-indent="false" style:page-number="auto"/>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ab-stops/>
      </style:paragraph-properties>
      <style:text-properties fo:text-transform="uppercase" fo:font-size="12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align="justify" style:justify-single-word="false" fo:text-indent="0cm" style:auto-text-indent="false" style:page-number="auto"/>
      <style:text-properties fo:text-transform="capitaliz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ANAK_20_PASAL" style:default-outline-level="3" style:class="text">
      <style:paragraph-properties fo:margin-top="0.247cm" fo:margin-bottom="0.212cm" loext:contextual-spacing="false" fo:line-height="150%">
        <style:tab-stops/>
      </style:paragraph-properties>
      <style:text-properties fo:text-transform="capitalize" fo:font-size="12pt" fo:font-weight="bold" style:font-size-asian="101%" style:font-weight-asian="bold" style:font-size-complex="101%" style:font-weight-complex="bold"/>
    </style:style>
    <style:style style:name="ANAK_20_PASAL" style:display-name="ANAK PASAL" style:family="paragraph" style:parent-style-name="Heading" style:master-page-name="">
      <style:paragraph-properties fo:margin-left="1.499cm" fo:margin-right="0cm" fo:margin-top="0cm" fo:margin-bottom="0cm" loext:contextual-spacing="false" fo:line-height="150%" fo:text-align="justify" style:justify-single-word="false" fo:text-indent="0cm" style:auto-text-indent="false"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ANAK_20_PAS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ilfuvd" style:family="text" style:parent-style-name="Default_20_Paragraph_20_Font"/>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prefix="B.2." style:num-suffix="." style:num-format="1">
        <style:list-level-properties text:list-level-position-and-space-mode="label-alignment">
          <style:list-level-label-alignment text:label-followed-by="listtab" text:list-tab-stop-position="3cm" fo:text-indent="-1.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footer>
        <text:p text:style-name="MP2"><text:page-number text:select-page="current">9</text:page-number></text:p>
      </style:footer>
    </style:master-page>
    <style:master-page style:name="angka_20_romawi" style:display-name="angka romawi" style:page-layout-name="Mpm3">
      <style:footer>
        <text:p text:style-name="MP2"><text:page-number text:select-page="current">iii</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0T13:14:01.440358835</meta:creation-date>
    <dc:date>2019-12-10T21:37:52.104686287</dc:date>
    <meta:editing-duration>PT43M10S</meta:editing-duration>
    <meta:editing-cycles>10</meta:editing-cycles>
    <meta:generator>LibreOffice/6.3.3.2$Linux_X86_64 LibreOffice_project/30$Build-2</meta:generator>
    <meta:document-statistic meta:table-count="1" meta:image-count="0" meta:object-count="0" meta:page-count="13" meta:paragraph-count="78" meta:word-count="1023" meta:character-count="7497" meta:non-whitespace-character-count="6570"/>
  </office:meta>
</office:document-meta>
</file>